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yl1">
      <style:paragraph-properties fo:line-height="100%"/>
    </style:style>
    <style:style style:name="P2" style:family="paragraph" style:parent-style-name="Heading_20_2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ptos Display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Heading_20_2" style:list-style-name="WWNum31"/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Normal_20__28_Web_29_" style:list-style-name="WWNum4">
      <style:paragraph-properties fo:margin-top="0.1945in" fo:margin-bottom="0in" style:contextual-spacing="false"/>
    </style:style>
    <style:style style:name="P8" style:family="paragraph" style:parent-style-name="Normal_20__28_Web_29_" style:list-style-name="WWNum4">
      <style:paragraph-properties fo:margin-top="0in" fo:margin-bottom="0in" style:contextual-spacing="false"/>
    </style:style>
    <style:style style:name="P9" style:family="paragraph" style:parent-style-name="List_20_Paragraph" style:list-style-name="WWNum4"/>
    <style:style style:name="P10" style:family="paragraph" style:parent-style-name="List_20_Paragraph" style:list-style-name="WWNum17"/>
    <style:style style:name="P11" style:family="paragraph" style:parent-style-name="List_20_Paragraph" style:list-style-name="WWNum17">
      <style:text-properties style:font-name="Calibri" fo:font-weight="bold" officeooo:rsid="0013fa24" officeooo:paragraph-rsid="0013fa24" style:font-weight-asian="bold" style:font-name-complex="Calibri1" style:font-weight-complex="bold"/>
    </style:style>
    <style:style style:name="P12" style:family="paragraph" style:parent-style-name="Normal_20__28_Web_29_">
      <style:paragraph-properties fo:margin-top="0.1945in" fo:margin-bottom="0.1945in" style:contextual-spacing="false"/>
    </style:style>
    <style:style style:name="P13" style:family="paragraph" style:parent-style-name="Normal_20__28_Web_29_" style:list-style-name="WWNum5">
      <style:paragraph-properties fo:margin-top="0.1945in" fo:margin-bottom="0in" style:contextual-spacing="false"/>
    </style:style>
    <style:style style:name="P14" style:family="paragraph" style:parent-style-name="Normal_20__28_Web_29_" style:list-style-name="WWNum5">
      <style:paragraph-properties fo:margin-top="0in" fo:margin-bottom="0in" style:contextual-spacing="false"/>
    </style:style>
    <style:style style:name="P15" style:family="paragraph" style:parent-style-name="Normal_20__28_Web_29_" style:list-style-name="WWNum5">
      <style:paragraph-properties fo:margin-top="0in" fo:margin-bottom="0.1945in" style:contextual-spacing="false"/>
    </style:style>
    <style:style style:name="P16" style:family="paragraph" style:parent-style-name="Normal_20__28_Web_29_" style:list-style-name="WWNum21">
      <style:paragraph-properties fo:margin-top="0.1945in" fo:margin-bottom="0in" style:contextual-spacing="false"/>
    </style:style>
    <style:style style:name="P17" style:family="paragraph" style:parent-style-name="Normal_20__28_Web_29_" style:list-style-name="WWNum21">
      <style:paragraph-properties fo:margin-top="0in" fo:margin-bottom="0in" style:contextual-spacing="false"/>
    </style:style>
    <style:style style:name="P18" style:family="paragraph" style:parent-style-name="Normal_20__28_Web_29_" style:list-style-name="WWNum21">
      <style:paragraph-properties fo:margin-top="0in" fo:margin-bottom="0.1945in" style:contextual-spacing="false"/>
    </style:style>
    <style:style style:name="P19" style:family="paragraph" style:parent-style-name="List_20_Paragraph" style:list-style-name="WWNum29"/>
    <style:style style:name="P20" style:family="paragraph" style:parent-style-name="Standard" style:list-style-name="WWNum23"/>
    <style:style style:name="P21" style:family="paragraph" style:parent-style-name="Standard" style:list-style-name="WWNum23">
      <style:text-properties officeooo:rsid="0013fa24" officeooo:paragraph-rsid="0013fa24"/>
    </style:style>
    <style:style style:name="P22" style:family="paragraph" style:parent-style-name="Standard" style:list-style-name="WWNum23">
      <style:text-properties officeooo:paragraph-rsid="0013fa24"/>
    </style:style>
    <style:style style:name="P23" style:family="paragraph" style:parent-style-name="Standard" style:list-style-name="WWNum24">
      <style:paragraph-properties fo:line-height="100%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 style:list-style-name="WWNum25"/>
    <style:style style:name="P26" style:family="paragraph" style:parent-style-name="Standard" style:list-style-name="WWNum25">
      <style:text-properties officeooo:paragraph-rsid="0013fa24"/>
    </style:style>
    <style:style style:name="P27" style:family="paragraph" style:parent-style-name="Standard" style:list-style-name="WWNum26"/>
    <style:style style:name="P28" style:family="paragraph" style:parent-style-name="Standard" style:list-style-name="WWNum27"/>
    <style:style style:name="P29" style:family="paragraph" style:parent-style-name="Standard" style:list-style-name="WWNum28"/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weight="bold" style:font-weight-asian="bold" style:font-family-complex="'Aptos Display'" style:font-family-generic-complex="system" style:font-pitch-complex="variable"/>
    </style:style>
    <style:style style:name="T3" style:family="text">
      <style:text-properties style:use-window-font-color="true" loext:opacity="0%" style:font-family-complex="'Aptos Display'" style:font-family-generic-complex="system" style:font-pitch-complex="variable"/>
    </style:style>
    <style:style style:name="T4" style:family="text">
      <style:text-properties style:use-window-font-color="true" loext:opacity="0%" style:font-name="Aptos" fo:font-weight="bold" style:font-weight-asian="bold" style:font-name-complex="Aptos2"/>
    </style:style>
    <style:style style:name="T5" style:family="text">
      <style:text-properties style:use-window-font-color="true" loext:opacity="0%" style:font-name="Aptos" fo:background-color="#ffff00" loext:char-shading-value="0" style:font-name-complex="Aptos2"/>
    </style:style>
    <style:style style:name="T6" style:family="text">
      <style:text-properties style:use-window-font-color="true" loext:opacity="0%" style:font-name="Aptos" fo:font-weight="bold" fo:background-color="#ffff00" loext:char-shading-value="0" style:font-weight-asian="bold" style:font-name-complex="Aptos2"/>
    </style:style>
    <style:style style:name="T7" style:family="text">
      <style:text-properties fo:font-size="16pt" fo:font-weight="bold" style:font-size-asian="16pt" style:font-weight-asian="bold" style:font-name-complex="Aptos2" style:font-size-complex="16pt"/>
    </style:style>
    <style:style style:name="T8" style:family="text">
      <style:text-properties fo:font-size="16pt" style:font-size-asian="16pt" style:font-name-complex="Aptos2" style:font-size-complex="16pt"/>
    </style:style>
    <style:style style:name="T9" style:family="text">
      <style:text-properties style:font-name="Aptos Display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loext:opacity="0%" style:font-name="Calibri" fo:font-weight="bold" style:letter-kerning="false" style:font-name-asian="Calibri1" style:language-asian="cs" style:country-asian="CZ" style:font-weight-asian="bold" style:font-name-complex="Calibri1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style:use-window-font-color="true" loext:opacity="0%" style:font-name="Calibri" fo:font-size="14pt" style:text-underline-style="solid" style:text-underline-width="auto" style:text-underline-color="font-color" fo:font-weight="bold" style:font-size-asian="14pt" style:font-weight-asian="bold" style:font-name-complex="Calibri1" style:font-size-complex="14pt"/>
    </style:style>
    <style:style style:name="T13" style:family="text">
      <style:text-properties style:font-name="Calibri" fo:font-size="11pt" style:font-size-asian="11pt" style:font-name-complex="Calibri1" style:font-size-complex="11pt"/>
    </style:style>
    <style:style style:name="T14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15" style:family="text">
      <style:text-properties style:font-name="Calibri" style:letter-kerning="false" style:font-name-asian="Times New Roman1" style:language-asian="cs" style:country-asian="CZ" style:font-name-complex="Calibri1"/>
    </style:style>
    <style:style style:name="T16" style:family="text">
      <style:text-properties style:font-name="Calibri" style:font-name-complex="Calibri1"/>
    </style:style>
    <style:style style:name="T17" style:family="text">
      <style:text-properties style:font-name="Calibri" fo:font-weight="bold" style:font-weight-asian="bold" style:font-name-complex="Calibri1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Calibri" fo:font-size="11pt" fo:font-weight="bold" officeooo:rsid="0013fa24" style:font-size-asian="11pt" style:font-weight-asian="bold" style:font-name-complex="Calibri1" style:font-size-complex="11pt" style:font-weight-complex="bold"/>
    </style:style>
    <style:style style:name="T20" style:family="text">
      <style:text-properties style:font-name="Calibri" fo:font-size="11pt" officeooo:rsid="0013fa24" style:font-size-asian="11pt" style:font-name-complex="Calibri1" style:font-size-complex="11pt"/>
    </style:style>
    <style:style style:name="T21" style:family="text">
      <style:text-properties style:font-name="Calibri" fo:font-size="11pt" fo:font-weight="normal" style:font-size-asian="11pt" style:font-weight-asian="normal" style:font-name-complex="Calibri1" style:font-size-complex="11pt" style:font-weight-complex="normal"/>
    </style:style>
    <style:style style:name="T22" style:family="text">
      <style:text-properties style:font-name="Calibri" fo:font-size="11pt" fo:font-weight="normal" officeooo:rsid="0013fa24" style:font-size-asian="11pt" style:font-weight-asian="normal" style:font-name-complex="Calibri1" style:font-size-complex="11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3fa24"/>
    </style:style>
    <style:style style:name="T25" style:family="text">
      <style:text-properties officeooo:rsid="001575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2. SOUBOROVÉ SYSTÉMY</text:span><text:span text:style-name="T1"/></text:h>
      <text:h text:style-name="P2" text:outline-level="2" loext:marker-style-name="T2"><text:span text:style-name="T3">* nepovinné informace</text:span><text:span text:style-name="T2"/></text:h>
      <text:h text:style-name="P2" text:outline-level="2" loext:marker-style-name="T4"><text:span text:style-name="T5">důležité informace</text:span><text:span text:style-name="T6"/></text:h>
      <text:p text:style-name="P3" loext:marker-style-name="T7"><text:span text:style-name="T8">*</text:span><text:span text:style-name="T7"> důležité informace v nepovinné sekci dokumentu</text:span></text:p>
      <text:p text:style-name="P4" loext:marker-style-name="T9"/>
      <text:list xml:id="list1557703750" text:style-name="WWNum31">
        <text:list-item>
          <text:list>
            <text:list-item>
              <text:h text:style-name="P5" text:outline-level="2" loext:marker-style-name="T10"><text:span text:style-name="T10">Základní typ FS pro Linux a Windows</text:span><text:span text:style-name="T10"/></text:h>
            </text:list-item>
          </text:list>
        </text:list-item>
      </text:list>
      <text:h text:style-name="P6" text:outline-level="3" loext:marker-style-name="T1"><text:span text:style-name="T1">VYSVĚTLENÍ</text:span><text:span text:style-name="T1"/></text:h>
      <text:p text:style-name="Standard">Souborový systém (File System – FS) je <text:span text:style-name="T11">způsob organizace dat na úložišti</text:span> (disk, SSD, flash disk). Umožňuje <text:span text:style-name="T11">ukládání, správu a přístup k souborům a adresářům</text:span>.</text:p>
      <text:h text:style-name="Heading_20_2" text:outline-level="2" loext:marker-style-name="T12"><text:span text:style-name="T12">Souborové systémy v Linuxu:</text:span><text:span text:style-name="T12"/></text:h>
      <text:list text:style-name="WWNum4">
        <text:list-item>
          <text:p text:style-name="P7" loext:marker-style-name="T13"><text:span text:style-name="Strong_20_Emphasis"><text:span text:style-name="T13">EXT2</text:span></text:span><text:span text:style-name="T13"> – </text:span><text:span text:style-name="T14">Bez žurnálování</text:span><text:span text:style-name="T13">, vhodný pro menší disky, menší odolnost proti pádům.</text:span></text:p>
        </text:list-item>
        <text:list-item>
          <text:p text:style-name="P8" loext:marker-style-name="T13"><text:span text:style-name="Strong_20_Emphasis"><text:span text:style-name="T13">EXT3</text:span></text:span><text:span text:style-name="T13"> – Podpora </text:span><text:span text:style-name="T14">žurnálování</text:span><text:span text:style-name="T13">, vyšší bezpečnost a obnova dat.</text:span></text:p>
        </text:list-item>
        <text:list-item>
          <text:p text:style-name="P8" loext:marker-style-name="T13"><text:span text:style-name="Strong_20_Emphasis"><text:span text:style-name="T13">XFS</text:span></text:span><text:span text:style-name="T13"> – 64bitový souborový systém, ideální pro servery a velká úložiště.</text:span></text:p>
        </text:list-item>
        <text:list-item>
          <text:p text:style-name="P9" loext:marker-style-name="T15"><text:span text:style-name="Strong_20_Emphasis"><text:span text:style-name="T16">EXT4</text:span></text:span><text:span text:style-name="T16"> – Podpora až 1 EiB, extenty, odstranění limitu 32 768 podadresářů. </text:span></text:p>
        </text:list-item>
      </text:list>
      <text:p text:style-name="List_20_Paragraph" loext:marker-style-name="T15"><text:span text:style-name="T17">Žurnálování</text:span><text:span text:style-name="T16">: Ukládá informace o dokončených operacích pro jednodušší obnovu po pádu systému. </text:span><text:span text:style-name="T15">Transakční zpracování: Zajišťuje, aby zápisy na disk byly atomické a bezpečné.</text:span></text:p>
      <text:list xml:id="list957883354" text:style-name="WWNum17">
        <text:list-item>
          <text:p text:style-name="P10" loext:marker-style-name="T15"><text:span text:style-name="T16">Linux podporuje </text:span><text:span text:style-name="Strong_20_Emphasis"><text:span text:style-name="T16">NTFS a FAT32</text:span></text:span><text:span text:style-name="T16"> z Windows.</text:span></text:p>
        </text:list-item>
        <text:list-item>
          <text:p text:style-name="P11">BTRFS<text:span text:style-name="T18"> – Podpora snapshotů(zálohy rootu pro obnovu), </text:span></text:p>
        </text:list-item>
      </text:list>
      <text:p text:style-name="P12" loext:marker-style-name="T16"><text:span text:style-name="Strong_20_Emphasis"><text:span text:style-name="T16">EXT používá blokové skupiny:</text:span></text:span><text:span text:style-name="T16"/></text:p>
      <text:list text:style-name="WWNum5">
        <text:list-item>
          <text:p text:style-name="P13" loext:marker-style-name="T13"><text:span text:style-name="Strong_20_Emphasis"><text:span text:style-name="T13">Superblok</text:span></text:span><text:span text:style-name="T13"> – Metadata o souborovém systému.</text:span></text:p>
        </text:list-item>
        <text:list-item>
          <text:p text:style-name="P14" loext:marker-style-name="T13"><text:span text:style-name="Strong_20_Emphasis"><text:span text:style-name="T13">Tabulka inodů</text:span></text:span><text:span text:style-name="T13"> – Práva, časové značky, ukazatele na datové bloky.</text:span></text:p>
        </text:list-item>
        <text:list-item>
          <text:p text:style-name="P14" loext:marker-style-name="T13"><text:span text:style-name="Strong_20_Emphasis"><text:span text:style-name="T13">Datové bloky</text:span></text:span><text:span text:style-name="T13"> – Obsah souborů a adresářů.</text:span></text:p>
        </text:list-item>
        <text:list-item>
          <text:p text:style-name="P15" loext:marker-style-name="T13"><text:span text:style-name="Strong_20_Emphasis"><text:span text:style-name="T13">Adresáře</text:span></text:span><text:span text:style-name="T13"> – Stromová struktura umožňující hierarchickou organizaci.</text:span></text:p>
        </text:list-item>
      </text:list>
      <text:h text:style-name="Heading_20_2" text:outline-level="2" loext:marker-style-name="T12"><text:span text:style-name="T12">Souborové systémy ve Windows:</text:span><text:span text:style-name="T12"/></text:h>
      <text:list text:continue-list="list957883354" text:style-name="WWNum17">
        <text:list-item>
          <text:p text:style-name="P10" loext:marker-style-name="T16"><text:span text:style-name="T17">FAT32</text:span><text:span text:style-name="T16"> – bez žurnálování, omezení velikosti souboru na 4 GB.</text:span></text:p>
        </text:list-item>
        <text:list-item>
          <text:p text:style-name="P10" loext:marker-style-name="T16"><text:span text:style-name="T17">NTFS</text:span><text:span text:style-name="T16"> – moderní FS s podporou ACL, šifrování (EFS), komprese a žurnálování.</text:span></text:p>
        </text:list-item>
        <text:list-item>
          <text:p text:style-name="P10" loext:marker-style-name="T16"><text:span text:style-name="T17">ISO 9660</text:span><text:span text:style-name="T16"> – systém pro optické disky (CD, DVD).</text:span></text:p>
        </text:list-item>
      </text:list>
      <text:h text:style-name="Heading_20_2" text:outline-level="2" loext:marker-style-name="T12"><text:span text:style-name="T12">Hlavní rozdíly Linuxu:</text:span><text:span text:style-name="T12"/></text:h>
      <text:list text:style-name="WWNum21">
        <text:list-item>
          <text:p text:style-name="P16" loext:marker-style-name="T13"><text:span text:style-name="T19">Case sensitive</text:span><text:span text:style-name="T13"> - priklad.txt, Priklad.txt, priklad.TXT a Priklad.TXT jsou čtyři různé soubory </text:span></text:p>
        </text:list-item>
        <text:list-item>
          <text:p text:style-name="P17" loext:marker-style-name="T13"><text:span text:style-name="T14">Neexistují jednotky</text:span><text:span text:style-name="T13"> resp. písmena jednotek (ve Windows označované C:, D: atd.) , </text:span><text:span text:style-name="T20">vše je v rootu, fyzické adresy jsou v /dev/* (např. /dev/sda, nebo /dev/nvme0).</text:span></text:p>
        </text:list-item>
        <text:list-item>
          <text:p text:style-name="P17" loext:marker-style-name="T21"><text:span text:style-name="T19">Jedna „stromová“ struktura – </text:span><text:span text:style-name="T22">vše v /</text:span></text:p>
        </text:list-item>
        <text:list-item>
          <text:p text:style-name="P17" loext:marker-style-name="T13"><text:span text:style-name="T14">Adresář je druh souboru</text:span><text:span text:style-name="T13"> – </text:span><text:span text:style-name="T20">Teoreticky neexistují „složky“, vše je soubor</text:span></text:p>
        </text:list-item>
        <text:list-item>
          <text:p text:style-name="P18" loext:marker-style-name="T13"><text:span text:style-name="T14">Oprávnění souborů a adresářů</text:span><text:span text:style-name="T13"> – Linux používá systém práv (permissions)</text:span></text:p>
        </text:list-item>
      </text:list>
      <text:list xml:id="list84136519915178" text:continue-list="list1557703750" text:style-name="WWNum31">
        <text:list-item>
          <text:list>
            <text:list-item>
              <text:h text:style-name="P5" text:outline-level="2" loext:marker-style-name="T10"><text:span text:style-name="T10">Disk, partition a její význam</text:span><text:span text:style-name="T10"/></text:h>
            </text:list-item>
          </text:list>
        </text:list-item>
      </text:list>
      <text:p text:style-name="Standard"><text:span text:style-name="T23">Disk (úložiště)</text:span> – fyzické zařízení, kde jsou uložena data.</text:p>
      <text:p text:style-name="Standard"><text:span text:style-name="T23">Partition (oddíl)</text:span> – logické rozdělení disku pro lepší správu dat.</text:p>
      <text:list text:style-name="WWNum29">
        <text:list-item>
          <text:p text:style-name="P19"><text:span text:style-name="T23">Primární oddíl</text:span> – obsahuje boot sektor se zavaděčem OS.</text:p>
        </text:list-item>
        <text:list-item>
          <text:p text:style-name="P19"><text:span text:style-name="T23">Rozšířený oddíl</text:span> – umožňuje vytvoření více logických oddílů.</text:p>
        </text:list-item>
      </text:list>
      <text:p text:style-name="Standard"><text:soft-page-break/><text:span text:style-name="T23">Příkazy pro práci s oddíly v Linuxu:</text:span></text:p>
      <text:list text:style-name="WWNum23">
        <text:list-item>
          <text:p text:style-name="P20">fdisk /dev/<text:span text:style-name="T24">*</text:span> – vytvoření oddílu.</text:p>
        </text:list-item>
        <text:list-item>
          <text:p text:style-name="P21">cfdisk /dev/* - TUI prostředí</text:p>
        </text:list-item>
        <text:list-item>
          <text:p text:style-name="P22">mkfs.ext4 /dev/<text:span text:style-name="T24">*</text:span> – formátování oddílu pro EXT4.</text:p>
        </text:list-item>
        <text:list-item>
          <text:p text:style-name="P22"><text:span text:style-name="T24">lsblk – vypsání diskových bloků</text:span><text:line-break/></text:p>
        </text:list-item>
      </text:list>
      <text:list xml:id="list84136695433550" text:continue-list="list84136519915178" text:style-name="WWNum31">
        <text:list-item>
          <text:list>
            <text:list-item>
              <text:h text:style-name="P5" text:outline-level="2" loext:marker-style-name="T10"><text:span text:style-name="T10">Základní adresářová struktura FS v Linuxu</text:span><text:span text:style-name="T10"/></text:h>
            </text:list-item>
          </text:list>
        </text:list-item>
      </text:list>
      <text:list text:style-name="WWNum24">
        <text:list-item>
          <text:p text:style-name="P23"><text:span text:style-name="T23">/ (root)</text:span> – kořenový adresář celého systému.</text:p>
        </text:list-item>
        <text:list-item>
          <text:p text:style-name="P23"><text:span text:style-name="T23">/bin</text:span> – základní binární soubory (spustitelné programy).</text:p>
        </text:list-item>
        <text:list-item>
          <text:p text:style-name="P23"><text:span text:style-name="T23">/sbin</text:span> – systémové binární soubory, vyžadují vyšší oprávnění.</text:p>
        </text:list-item>
        <text:list-item>
          <text:p text:style-name="P23"><text:span text:style-name="T23">/etc</text:span> – konfigurační soubory systému.</text:p>
        </text:list-item>
        <text:list-item>
          <text:p text:style-name="P23"><text:span text:style-name="T23">/home</text:span> – domovské složky uživatelů. <text:span text:style-name="T25">Často se odděluje na odlišný blok než /</text:span></text:p>
        </text:list-item>
        <text:list-item>
          <text:p text:style-name="P23"><text:span text:style-name="T23">/usr</text:span> – aplikace a knihovny pro uživatele.</text:p>
        </text:list-item>
        <text:list-item>
          <text:p text:style-name="P23"><text:span text:style-name="T23">/var</text:span> – variabilní data (logy, dočasné soubory).</text:p>
        </text:list-item>
        <text:list-item>
          <text:p text:style-name="P23"><text:span text:style-name="T23">/tmp</text:span> – dočasné soubory.</text:p>
        </text:list-item>
        <text:list-item>
          <text:p text:style-name="P23"><text:span text:style-name="T23">/dev</text:span> – soubory reprezentující zařízení.</text:p>
        </text:list-item>
      </text:list>
      <text:p text:style-name="P24">Hlavní rozdíly oproti Windows:</text:p>
      <text:list text:style-name="WWNum25">
        <text:list-item>
          <text:p text:style-name="P25" loext:marker-style-name="T23">Windows <text:span text:style-name="T11">používá písmena jednotek (C:, D:), Linux má stromovou hierarchii.</text:span><text:span text:style-name="T11"/></text:p>
        </text:list-item>
        <text:list-item>
          <text:p text:style-name="P26">Linux <text:span text:style-name="T11">rozlišuje velká a malá písmena</text:span> v názvech souborů. <text:span text:style-name="T24">Vše je v jedné struktuře začínající / (root)</text:span></text:p>
        </text:list-item>
        <text:list-item>
          <text:p text:style-name="P26"><text:span text:style-name="T24">Linux podporuje NTFS a FAT, ale Windows nepodporuje EXT, nedokáže ho defaultně přečíst.</text:span><text:line-break/></text:p>
        </text:list-item>
      </text:list>
      <text:list text:continue-list="list84136695433550" text:style-name="WWNum31">
        <text:list-item>
          <text:list>
            <text:list-item>
              <text:h text:style-name="P5" text:outline-level="2" loext:marker-style-name="T10"><text:span text:style-name="T10">Inode, hardwarové a symbolické linky</text:span><text:span text:style-name="T10"/></text:h>
            </text:list-item>
          </text:list>
        </text:list-item>
      </text:list>
      <text:list text:style-name="WWNum26">
        <text:list-item>
          <text:p text:style-name="P27"><text:span text:style-name="T23">I-node (index node)</text:span> – uzel datová struktura obsahující metadata o souboru (časové značky, oprávnění, odkazy na datové bloky).</text:p>
        </text:list-item>
        <text:list-item>
          <text:p text:style-name="P27"><text:span text:style-name="T23">Hardwarový link (pevný odkaz)</text:span> – ukazuje na stejná data jako původní soubor, nezávislý na původním názvu.</text:p>
        </text:list-item>
        <text:list-item>
          <text:p text:style-name="P27"><text:span text:style-name="T23">Symbolický link (symlink)</text:span> – obsahuje pouze cestu k jinému souboru (podobné zástupcům ve Windows).</text:p>
        </text:list-item>
      </text:list>
      <text:p text:style-name="P24">Příkazy pro vytváření linků v Linuxu:</text:p>
      <text:list text:style-name="WWNum27">
        <text:list-item>
          <text:p text:style-name="P28">ln soubor1 soubor2 – vytvoří pevný odkaz <text:span text:style-name="T24">(hard link)</text:span>.</text:p>
        </text:list-item>
        <text:list-item>
          <text:p text:style-name="P28">ln -s soubor1 soubor2 – vytvoří symbolický odkaz <text:span text:style-name="T24">(soft link)</text:span>.</text:p>
        </text:list-item>
      </text:list>
      <text:p text:style-name="Standard" loext:marker-style-name="T23"><text:span text:style-name="T23">6. Další souborové systémy (flash disky, CD/DVD, síťové systémy)</text:span><text:span text:style-name="T23"/></text:p>
      <text:list text:style-name="WWNum28">
        <text:list-item>
          <text:p text:style-name="P29"><text:span text:style-name="T23">FAT32</text:span> – často používaný na USB flash discích, kompatibilní s Windows, Linuxem i macOS.</text:p>
        </text:list-item>
        <text:list-item>
          <text:p text:style-name="P29"><text:span text:style-name="T23">exFAT</text:span> – moderní FS pro flash disky, podporuje velké soubory.</text:p>
        </text:list-item>
        <text:list-item>
          <text:p text:style-name="P29"><text:span text:style-name="T23">ISO 9660</text:span> – systém pro CD/DVD, pouze pro čtení.</text:p>
        </text:list-item>
        <text:list-item>
          <text:p text:style-name="P29"><text:span text:style-name="T23">UDF (Universal Disk Format)</text:span> – podporuje čtení i zápis na optická média.</text:p>
        </text:list-item>
        <text:list-item>
          <text:p text:style-name="P29"><text:span text:style-name="T23">NFS (Network File System)</text:span> – umožňuje sdílení souborů mezi servery v Linuxu.</text:p>
        </text:list-item>
        <text:list-item>
          <text:p text:style-name="P29"><text:span text:style-name="T23">SMB/CIFS</text:span> – protokol používaný ve Windows pro sdílení souborů po síti <text:span text:style-name="T24">(samba)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2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Aptos" fo:font-family="Aptos" style:font-family-generic="roman" style:font-pitch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Aptos" fo:font-family="Aptos" style:font-family-generic="roman" style:font-pitch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Aptos" fo:font-family="Aptos" style:font-family-generic="roman" style:font-pitch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Aptos" fo:font-family="Aptos" style:font-family-generic="roman" style:font-pitch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Aptos" fo:font-family="Aptos" style:font-family-generic="roman" style:font-pitch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Aptos" fo:font-family="Aptos" style:font-family-generic="roman" style:font-pitch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Aptos1" fo:font-family="Aptos" style:font-family-generic="swiss" style:font-pitch="variable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Aptos" fo:font-family="Aptos" style:font-family-generic="roman" style:font-pitch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Aptos" fo:font-family="Aptos" style:font-family-generic="roman" style:font-pitch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Aptos1" fo:font-family="Aptos" style:font-family-generic="swiss" style:font-pitch="variable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ptos" fo:font-family="Aptos" style:font-family-generic="roman" style:font-pitch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ptos" fo:font-family="Aptos" style:font-family-generic="roman" style:font-pitch="variable"/>
    </style:style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style:font-name="Aptos1" fo:font-family="Aptos" style:font-family-generic="swiss" style:font-pitch="variable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Aptos" fo:font-family="Aptos" style:font-family-generic="roman" style:font-pitch="variable"/>
    </style:style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Aptos" fo:font-family="Aptos" style:font-family-generic="roman" style:font-pitch="variable"/>
    </style:style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 text:start-value="2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26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6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26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26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26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26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27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 text:start-value="2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1972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máš Ryba</meta:initial-creator>
    <meta:editing-cycles>4</meta:editing-cycles>
    <meta:creation-date>2025-03-15T13:22:00</meta:creation-date>
    <dc:date>2026-04-16T08:41:36.119062976</dc:date>
    <meta:editing-duration>PT3M54S</meta:editing-duration>
    <meta:generator>LibreOffice/26.2.2.2$Linux_X86_64 LibreOffice_project/620$Build-2</meta:generator>
    <meta:document-statistic meta:table-count="0" meta:image-count="0" meta:object-count="0" meta:page-count="2" meta:paragraph-count="68" meta:word-count="617" meta:character-count="4016" meta:non-whitespace-character-count="3470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